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Open Sans" fo:font-size="24pt" officeooo:rsid="0001b7f7" officeooo:paragraph-rsid="0001b7f7" style:font-size-asian="24pt" style:font-size-complex="2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ydro Snowflake</text:p>
      <text:p text:style-name="P1"/>
      <text:p text:style-name="P1"/>
      <text:p text:style-name="P1"><text:s/></text:p>
      <text:p text:style-name="P1">Marketplace Coupon</text:p>
      <text:p text:style-name="P1">Bount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0T00:44:25.073142550</meta:creation-date>
    <dc:date>2019-06-10T00:47:18.177523124</dc:date>
    <meta:editing-duration>PT2M53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4" meta:word-count="5" meta:character-count="40" meta:non-whitespace-character-count="37"/>
  </office:meta>
</office:document-meta>
</file>